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2T10:27:24">
            <text:p>2019/11/12 10:2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4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2T10:27:24.17">
            <text:p>2019/11/12 10:2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9)">
            <text:p>sn(4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6">
            <text:p>6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/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5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2T10:27:22.11">
            <text:p>2019/11/12 10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49cm" draw:caption-point-x="-1.353cm" draw:caption-point-y="2.5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9)">
            <text:p>sn(4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2T10:27:25.17">
            <text:p>2019/11/12 10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8cm" draw:caption-point-x="-1.353cm" draw:caption-point-y="2.3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2T10:27:25.29">
            <text:p>2019/11/12 10:2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08cm" draw:caption-point-x="-0.672cm" draw:caption-point-y="0.248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2T10:27:25.42">
            <text:p>2019/11/12 10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74cm" draw:caption-point-x="-1.353cm" draw:caption-point-y="2.3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9)">
            <text:p>sn(4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2T10:27:25.59">
            <text:p>2019/11/12 10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8cm" draw:caption-point-x="-1.353cm" draw:caption-point-y="2.3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2T10:27:25.71">
            <text:p>2019/11/12 10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2019/11/12</text:date>, <text:time>10:2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2T10:27:23.24</dc:date>
    <dc:creator>iwabuchi ken</dc:creator>
    <meta:editing-duration>P3DT23H26M37S</meta:editing-duration>
    <meta:editing-cycles>423</meta:editing-cycles>
    <meta:generator>OpenOffice/4.1.3$Win32 OpenOffice.org_project/413m1$Build-9783</meta:generator>
    <meta:document-statistic meta:table-count="8" meta:cell-count="7117" meta:object-count="0"/>
    <meta:user-defined meta:name="sheets-banding"/>
    <meta:user-defined meta:name="sheets-original-selection"/>
  </office:meta>
</office:document-meta>
</file>